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et hoursInputElement = document.getElementById(‘hoursInput’);</text:p>
      <text:p text:style-name="Normal">Let minutesInputElement = document.getElementById(‘minutesInput’);</text:p>
      <text:p text:style-name="Normal">Let convertBtn = document.getElementById(‘convertBtn’);</text:p>
      <text:p text:style-name="Normal"/>
      <text:p text:style-name="Normal">Let displaySecondsElement = document.getElementById(‘timeInSeconds’);</text:p>
      <text:p text:style-name="Normal">Let errorMessageElement = document.getElementById(‘errorMsg’);</text:p>
      <text:p text:style-name="Normal"/>
      <text:p text:style-name="Normal">convertBtn.addEventListener(‘click’, function() {</text:p>
      <text:p text:style-name="Normal"><text:s text:c="4"/>let hours = hoursInputElement.value;</text:p>
      <text:p text:style-name="Normal"><text:s text:c="4"/>let minutes = minutesInputElement.value;</text:p>
      <text:p text:style-name="Normal"/>
      <text:p text:style-name="Normal"><text:s text:c="4"/>if (hours === “”) {</text:p>
      <text:p text:style-name="Normal"><text:s text:c="8"/>displaySecondsElement.textContent = “”;</text:p>
      <text:p text:style-name="Normal"><text:s text:c="8"/>displaySecondsElement.classList.remove(“design”);</text:p>
      <text:p text:style-name="Normal"><text:s text:c="8"/>errorMessageElement.textContent = “Please enter a valid number of hours.”;</text:p>
      <text:p text:style-name="Normal"><text:s text:c="4"/>} else if (minutes === “”) {</text:p>
      <text:p text:style-name="Normal"><text:s text:c="8"/>displaySecondsElement.textContent = “”;</text:p>
      <text:p text:style-name="Normal"><text:s text:c="8"/>displaySecondsElement.classList.remove(“design”);</text:p>
      <text:p text:style-name="Normal"><text:s text:c="8"/>errorMessageElement.textContent = “Please enter a valid number of minutes.”;</text:p>
      <text:p text:style-name="Normal"><text:s text:c="4"/>} else {</text:p>
      <text:p text:style-name="Normal"><text:s text:c="8"/>errorMessageElement.textContent = “”;</text:p>
      <text:p text:style-name="Normal"><text:s text:c="8"/>displaySecondsElement.textContent = (parseInt(hours) * 3600 + parseInt(minutes) * 60) + “s”;</text:p>
      <text:p text:style-name="Normal"><text:s text:c="8"/>displaySecondsElement.classList.add(“design”);</text:p>
      <text:p text:style-name="Normal"><text:s text:c="4"/>}</text:p>
      <text:p text:style-name="Normal">}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IREDDY DURGA PRAVEEN REDDY</meta:initial-creator>
    <dc:creator>BASIREDDY DURGA PRAVEEN REDDY</dc:creator>
    <meta:creation-date>2023-09-04T13:16:00Z</meta:creation-date>
    <dc:date>2023-09-04T13:16:00Z</dc:date>
    <meta:template xlink:href="Normal.dotm" xlink:type="simple"/>
    <meta:editing-cycles>2</meta:editing-cycles>
    <meta:editing-duration>PT0S</meta:editing-duration>
    <meta:document-statistic meta:page-count="1" meta:paragraph-count="2" meta:word-count="167" meta:character-count="1118" meta:row-count="7" meta:non-whitespace-character-count="953"/>
  </office:meta>
</office:document-meta>
</file>